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1.084791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3" table:style-name="ce2">
            <text:p>$6.63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8" table:style-name="ce2">
            <text:p>$284.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999999999999" table:style-name="ce2">
            <text:p>$159.45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7" table:style-name="ce2">
            <text:p>$93.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2">
            <text:p>$60.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" table:style-name="ce2">
            <text:p>$30.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4" table:style-name="ce2">
            <text:p>$103.34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" table:style-name="ce2">
            <text:p>$174.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" table:style-name="ce2">
            <text:p>$442.54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3" table:style-name="ce2">
            <text:p>$168.43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4" table:style-name="ce2">
            <text:p>$24.40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" table:style-name="ce2">
            <text:p>$67.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8" table:style-name="ce2">
            <text:p>$1,505.38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" table:style-name="ce2">
            <text:p>$54.09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4" table:style-name="ce2">
            <text:p>$6.74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6" table:style-name="ce2">
            <text:p>$105.06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" table:style-name="ce2">
            <text:p>$46.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6" table:style-name="ce2">
            <text:p>$101.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" table:style-name="ce2">
            <text:p>$43.27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5" table:style-name="ce2">
            <text:p>$19.75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4" table:style-name="ce2">
            <text:p>$11.40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000000000005" table:style-name="ce2">
            <text:p>$522.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" table:style-name="ce2">
            <text:p>$111.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" table:style-name="ce2">
            <text:p>$75.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69999999999999" table:style-name="ce2">
            <text:p>$143.70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2">
            <text:p>$500,000.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" table:style-name="ce2">
            <text:p>$43.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" table:style-name="ce2">
            <text:p>$360.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6" table:style-name="ce2">
            <text:p>$9.06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2">
            <text:p>$57.25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8" table:style-name="ce2">
            <text:p>$439.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" table:style-name="ce2">
            <text:p>$29.04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" table:style-name="ce2">
            <text:p>$39.76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7" table:style-name="ce2">
            <text:p>$22.07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1" table:style-name="ce2">
            <text:p>$15.10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3" table:style-name="ce2">
            <text:p>$4.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2">
            <text:p>$270.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" table:style-name="ce2">
            <text:p>$127.77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2">
            <text:p>$144.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2">
            <text:p>$21.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style-name="ce1"/>
          <table:table-cell table:style-name="ce4"/>
          <table:table-cell table:number-columns-repeated="16375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usuario</dc:creator>
    <meta:creation-date>2015-07-21T10:08:22Z</meta:creation-date>
    <dc:date>2020-04-06T04:28:57Z</dc:date>
    <meta:user-defined meta:name="WorkbookGuid">867245b9-c188-456e-9edd-c97edec970a4</meta:user-defined>
  </office:meta>
</office:document-meta>
</file>